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Inferenzdauer in ms</text:p>
          </table:table-cell>
          <table:table-cell office:value-type="string" calcext:value-type="string">
            <text:p>Vorverarbeitungsdauer in 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9" calcext:value-type="float">
            <text:p>465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2" calcext:value-type="float">
            <text:p>466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62" calcext:value-type="float">
            <text:p>4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60" calcext:value-type="float">
            <text:p>466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59" calcext:value-type="float">
            <text:p>465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59" calcext:value-type="float">
            <text:p>465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64" calcext:value-type="float">
            <text:p>46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61" calcext:value-type="float">
            <text:p>466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66" calcext:value-type="float">
            <text:p>466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65" calcext:value-type="float">
            <text:p>46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0" calcext:value-type="float">
            <text:p>466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66" calcext:value-type="float">
            <text:p>466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65" calcext:value-type="float">
            <text:p>466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66" calcext:value-type="float">
            <text:p>466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64" calcext:value-type="float">
            <text:p>466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60" calcext:value-type="float">
            <text:p>466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62" calcext:value-type="float">
            <text:p>4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62" calcext:value-type="float">
            <text:p>4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64" calcext:value-type="float">
            <text:p>46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65" calcext:value-type="float">
            <text:p>46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63" calcext:value-type="float">
            <text:p>466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67" calcext:value-type="float">
            <text:p>466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66" calcext:value-type="float">
            <text:p>466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65" calcext:value-type="float">
            <text:p>46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60" calcext:value-type="float">
            <text:p>466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67" calcext:value-type="float">
            <text:p>4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64" calcext:value-type="float">
            <text:p>466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65" calcext:value-type="float">
            <text:p>46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62" calcext:value-type="float">
            <text:p>4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65" calcext:value-type="float">
            <text:p>46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66" calcext:value-type="float">
            <text:p>46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63" calcext:value-type="float">
            <text:p>466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64" calcext:value-type="float">
            <text:p>46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60" calcext:value-type="float">
            <text:p>466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60" calcext:value-type="float">
            <text:p>466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62" calcext:value-type="float">
            <text:p>46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63" calcext:value-type="float">
            <text:p>466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61" calcext:value-type="float">
            <text:p>466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61" calcext:value-type="float">
            <text:p>46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64" calcext:value-type="float">
            <text:p>466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65" calcext:value-type="float">
            <text:p>46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63" calcext:value-type="float">
            <text:p>466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63" calcext:value-type="float">
            <text:p>466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67" calcext:value-type="float">
            <text:p>466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65" calcext:value-type="float">
            <text:p>46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62" calcext:value-type="float">
            <text:p>4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62" calcext:value-type="float">
            <text:p>4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60" calcext:value-type="float">
            <text:p>466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62" calcext:value-type="float">
            <text:p>4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63" calcext:value-type="float">
            <text:p>466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65" calcext:value-type="float">
            <text:p>46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64" calcext:value-type="float">
            <text:p>466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60" calcext:value-type="float">
            <text:p>466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63" calcext:value-type="float">
            <text:p>4663</text:p>
          </table:table-cell>
          <table:table-cell office:value-type="float" office:value="319" calcext:value-type="float">
            <text:p>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2:16:55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05T12:28:47.741000000</dc:date>
    <meta:editing-duration>PT1H1M45S</meta:editing-duration>
    <meta:editing-cycles>24</meta:editing-cycles>
    <meta:document-statistic meta:table-count="1" meta:cell-count="303" meta:object-count="0"/>
  </office:meta>
</office:document-meta>
</file>